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2 - Skapa nytt blogginlägg</text:h>
      <text:h text:style-name="Heading_20_2" text:outline-level="2">Beskrivning</text:h>
      <text:p text:style-name="Text_20_body">Logga in i administrationspanelen, gå till sidan Posts -&gt; Add new. Skriv in valfri rubrik och text. Kontrollera därefter på webbsidan att inlägget skapats och blivit rätt (både på inläggssidan och i sidebaren på startsidan).</text:p>
      <text:h text:style-name="Heading_20_2" text:outline-level="2">Datum</text:h>
      <text:p text:style-name="Text_20_body">2013-05-05</text:p>
      <text:h text:style-name="Heading_20_2" text:outline-level="2">Kommentarer</text:h>
      <text:p text:style-name="Text_20_body">Fungerar bra tackvare förändringar i index.php. 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2:25:59</meta:creation-date>
    <dc:date>2014-05-05T12:45:44</dc:date>
    <meta:editing-duration>PT18M35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9" meta:word-count="52" meta:character-count="356"/>
  </office:meta>
</office:document-meta>
</file>